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7E000003B8532BF20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urier transfor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aser run 6061</text:p>
          </draw:text-box>
        </draw:frame>
        <draw:frame draw:style-name="gr2" draw:text-style-name="P1" draw:layer="layout" svg:width="27.999cm" svg:height="13.896cm" svg:x="0.006cm" svg:y="3.549cm">
          <draw:image xlink:href="Pictures/100000000000077E000003B8532BF2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m run 6064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ser run 6061 vs Am run 6064 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10:30:08.681635630</meta:creation-date>
    <dc:date>2016-12-05T14:05:14.085063439</dc:date>
    <meta:editing-duration>PT2H49M42S</meta:editing-duration>
    <meta:editing-cycles>6</meta:editing-cycles>
    <meta:generator>LibreOffice/4.3.7.2$Linux_X86_64 LibreOffice_project/430$Build-2</meta:generator>
    <meta:document-statistic meta:object-count="34"/>
  </office:meta>
</office:document-meta>
</file>